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shadow="#808080 -1.76mm -1.76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3" table:default-cell-style-name="ce1"/>
        <table:table-row table:style-name="ro1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ORB-SLAM3</text:p>
          </table:table-cell>
          <table:table-cell table:number-columns-repeated="3"/>
          <table:table-cell office:value-type="string" calcext:value-type="string">
            <text:p>ORB-SLAM3-YOLOv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quenc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xyz</text:p>
          </table:table-cell>
          <table:table-cell office:value-type="float" office:value="0.114349" calcext:value-type="float">
            <text:p>0.114349</text:p>
          </table:table-cell>
          <table:table-cell office:value-type="float" office:value="0.069298" calcext:value-type="float">
            <text:p>0.069298</text:p>
          </table:table-cell>
          <table:table-cell office:value-type="float" office:value="0.159925" calcext:value-type="float">
            <text:p>0.159925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34609" calcext:value-type="float">
            <text:p>0.034609</text:p>
          </table:table-cell>
          <table:table-cell office:value-type="float" office:value="0.028226" calcext:value-type="float">
            <text:p>0.028226</text:p>
          </table:table-cell>
          <table:table-cell office:value-type="float" office:value="0.047211" calcext:value-type="float">
            <text:p>0.047211</text:p>
          </table:table-cell>
          <table:table-cell office:value-type="float" office:value="0.032111" calcext:value-type="float">
            <text:p>0.032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rpy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6107" calcext:value-type="float">
            <text:p>0.116107</text:p>
          </table:table-cell>
          <table:table-cell office:value-type="float" office:value="0.182895" calcext:value-type="float">
            <text:p>0.182895</text:p>
          </table:table-cell>
          <table:table-cell office:value-type="float" office:value="0.107456" calcext:value-type="float">
            <text:p>0.107456</text:p>
          </table:table-cell>
          <table:table-cell office:value-type="float" office:value="0.098634" calcext:value-type="float">
            <text:p>0.098634</text:p>
          </table:table-cell>
          <table:table-cell office:value-type="float" office:value="0.076821" calcext:value-type="float">
            <text:p>0.076821</text:p>
          </table:table-cell>
          <table:table-cell office:value-type="float" office:value="0.121273" calcext:value-type="float">
            <text:p>0.121273</text:p>
          </table:table-cell>
          <table:table-cell office:value-type="float" office:value="0.070559" calcext:value-type="float">
            <text:p>0.0705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halfsphere</text:p>
          </table:table-cell>
          <table:table-cell office:value-type="float" office:value="0.270929" calcext:value-type="float">
            <text:p>0.270929</text:p>
          </table:table-cell>
          <table:table-cell office:value-type="float" office:value="0.224417" calcext:value-type="float">
            <text:p>0.224417</text:p>
          </table:table-cell>
          <table:table-cell office:value-type="float" office:value="0.314827" calcext:value-type="float">
            <text:p>0.314827</text:p>
          </table:table-cell>
          <table:table-cell office:value-type="float" office:value="0.160355" calcext:value-type="float">
            <text:p>0.160355</text:p>
          </table:table-cell>
          <table:table-cell office:value-type="float" office:value="0.342991" calcext:value-type="float">
            <text:p>0.342991</text:p>
          </table:table-cell>
          <table:table-cell office:value-type="float" office:value="0.231376" calcext:value-type="float">
            <text:p>0.231376</text:p>
          </table:table-cell>
          <table:table-cell office:value-type="float" office:value="0.442691" calcext:value-type="float">
            <text:p>0.442691</text:p>
          </table:table-cell>
          <table:table-cell office:value-type="float" office:value="0.279879" calcext:value-type="float">
            <text:p>0.2798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static</text:p>
          </table:table-cell>
          <table:table-cell office:value-type="float" office:value="0.016212" calcext:value-type="float">
            <text:p>0.016212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09422" calcext:value-type="float">
            <text:p>0.009422</text:p>
          </table:table-cell>
          <table:table-cell office:value-type="float" office:value="0.019499" calcext:value-type="float">
            <text:p>0.019499</text:p>
          </table:table-cell>
          <table:table-cell office:value-type="float" office:value="0.017385" calcext:value-type="float">
            <text:p>0.017385</text:p>
          </table:table-cell>
          <table:table-cell office:value-type="float" office:value="0.022742" calcext:value-type="float">
            <text:p>0.022742</text:p>
          </table:table-cell>
          <table:table-cell office:value-type="float" office:value="0.011704" calcext:value-type="float">
            <text:p>0.0117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sitting_xy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r3_sitting_halfsphere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ORB-SLAM3</text:p>
          </table:table-cell>
          <table:table-cell table:number-columns-repeated="3"/>
          <table:table-cell office:value-type="string" calcext:value-type="string">
            <text:p>ORB-SLAM3-YOLOv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quenc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0</text:p>
          </table:table-cell>
          <table:table-cell office:value-type="float" office:value="7.255267" calcext:value-type="float">
            <text:p>7.255267</text:p>
          </table:table-cell>
          <table:table-cell office:value-type="float" office:value="6.040763" calcext:value-type="float">
            <text:p>6.040763</text:p>
          </table:table-cell>
          <table:table-cell office:value-type="float" office:value="8.215486" calcext:value-type="float">
            <text:p>8.215486</text:p>
          </table:table-cell>
          <table:table-cell office:value-type="float" office:value="3.854259" calcext:value-type="float">
            <text:p>3.854259</text:p>
          </table:table-cell>
          <table:table-cell office:value-type="float" office:value="7.902348" calcext:value-type="float">
            <text:p>7.902348</text:p>
          </table:table-cell>
          <table:table-cell office:value-type="float" office:value="6.498418" calcext:value-type="float">
            <text:p>6.498418</text:p>
          </table:table-cell>
          <table:table-cell office:value-type="float" office:value="9.053156" calcext:value-type="float">
            <text:p>9.053156</text:p>
          </table:table-cell>
          <table:table-cell office:value-type="float" office:value="4.417299" calcext:value-type="float">
            <text:p>4.4172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2</text:p>
          </table:table-cell>
          <table:table-cell office:value-type="float" office:value="19.452132" calcext:value-type="float">
            <text:p>19.452132</text:p>
          </table:table-cell>
          <table:table-cell office:value-type="float" office:value="11.336106" calcext:value-type="float">
            <text:p>11.336106</text:p>
          </table:table-cell>
          <table:table-cell office:value-type="float" office:value="24.982832" calcext:value-type="float">
            <text:p>24.982832</text:p>
          </table:table-cell>
          <table:table-cell office:value-type="float" office:value="15.676621" calcext:value-type="float">
            <text:p>15.676621</text:p>
          </table:table-cell>
          <table:table-cell office:value-type="float" office:value="28.080628" calcext:value-type="float">
            <text:p>28.080628</text:p>
          </table:table-cell>
          <table:table-cell office:value-type="float" office:value="25.841887" calcext:value-type="float">
            <text:p>25.841887</text:p>
          </table:table-cell>
          <table:table-cell office:value-type="float" office:value="32.365896" calcext:value-type="float">
            <text:p>32.365896</text:p>
          </table:table-cell>
          <table:table-cell office:value-type="float" office:value="16.094395" calcext:value-type="float">
            <text:p>16.0943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3</text:p>
          </table:table-cell>
          <table:table-cell office:value-type="float" office:value="1.822635" calcext:value-type="float">
            <text:p>1.822635</text:p>
          </table:table-cell>
          <table:table-cell office:value-type="float" office:value="1.933829" calcext:value-type="float">
            <text:p>1.933829</text:p>
          </table:table-cell>
          <table:table-cell office:value-type="float" office:value="1.957029" calcext:value-type="float">
            <text:p>1.957029</text:p>
          </table:table-cell>
          <table:table-cell office:value-type="float" office:value="0.712717" calcext:value-type="float">
            <text:p>0.712717</text:p>
          </table:table-cell>
          <table:table-cell office:value-type="float" office:value="2.192191" calcext:value-type="float">
            <text:p>2.192191</text:p>
          </table:table-cell>
          <table:table-cell office:value-type="float" office:value="2.260475" calcext:value-type="float">
            <text:p>2.260475</text:p>
          </table:table-cell>
          <table:table-cell office:value-type="float" office:value="2.378768" calcext:value-type="float">
            <text:p>2.378768</text:p>
          </table:table-cell>
          <table:table-cell office:value-type="float" office:value="0.923491" calcext:value-type="float">
            <text:p>0.9234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4</text:p>
          </table:table-cell>
          <table:table-cell office:value-type="float" office:value="2.165033" calcext:value-type="float">
            <text:p>2.165033</text:p>
          </table:table-cell>
          <table:table-cell office:value-type="float" office:value="2.137625" calcext:value-type="float">
            <text:p>2.137625</text:p>
          </table:table-cell>
          <table:table-cell office:value-type="float" office:value="2.483671" calcext:value-type="float">
            <text:p>2.483671</text:p>
          </table:table-cell>
          <table:table-cell office:value-type="float" office:value="1.217067" calcext:value-type="float">
            <text:p>1.217067</text:p>
          </table:table-cell>
          <table:table-cell office:value-type="float" office:value="1.33511" calcext:value-type="float">
            <text:p>1.33511</text:p>
          </table:table-cell>
          <table:table-cell office:value-type="float" office:value="1.282423" calcext:value-type="float">
            <text:p>1.282423</text:p>
          </table:table-cell>
          <table:table-cell office:value-type="float" office:value="1.570448" calcext:value-type="float">
            <text:p>1.570448</text:p>
          </table:table-cell>
          <table:table-cell office:value-type="float" office:value="0.826915" calcext:value-type="float">
            <text:p>0.8269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5</text:p>
          </table:table-cell>
          <table:table-cell office:value-type="float" office:value="4.179557" calcext:value-type="float">
            <text:p>4.179557</text:p>
          </table:table-cell>
          <table:table-cell office:value-type="float" office:value="4.555022" calcext:value-type="float">
            <text:p>4.555022</text:p>
          </table:table-cell>
          <table:table-cell office:value-type="float" office:value="4.469688" calcext:value-type="float">
            <text:p>4.469688</text:p>
          </table:table-cell>
          <table:table-cell office:value-type="float" office:value="1.584113" calcext:value-type="float">
            <text:p>1.584113</text:p>
          </table:table-cell>
          <table:table-cell office:value-type="float" office:value="3.64931" calcext:value-type="float">
            <text:p>3.64931</text:p>
          </table:table-cell>
          <table:table-cell office:value-type="float" office:value="3.333787" calcext:value-type="float">
            <text:p>3.333787</text:p>
          </table:table-cell>
          <table:table-cell office:value-type="float" office:value="3.957978" calcext:value-type="float">
            <text:p>3.957978</text:p>
          </table:table-cell>
          <table:table-cell office:value-type="float" office:value="1.532362" calcext:value-type="float">
            <text:p>1.5323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6</text:p>
          </table:table-cell>
          <table:table-cell office:value-type="float" office:value="14.45837" calcext:value-type="float">
            <text:p>14.45837</text:p>
          </table:table-cell>
          <table:table-cell office:value-type="float" office:value="14.900634" calcext:value-type="float">
            <text:p>14.900634</text:p>
          </table:table-cell>
          <table:table-cell office:value-type="float" office:value="16.495342" calcext:value-type="float">
            <text:p>16.495342</text:p>
          </table:table-cell>
          <table:table-cell office:value-type="float" office:value="7.940519" calcext:value-type="float">
            <text:p>7.940519</text:p>
          </table:table-cell>
          <table:table-cell office:value-type="float" office:value="10.989306" calcext:value-type="float">
            <text:p>10.989306</text:p>
          </table:table-cell>
          <table:table-cell office:value-type="float" office:value="11.489829" calcext:value-type="float">
            <text:p>11.489829</text:p>
          </table:table-cell>
          <table:table-cell office:value-type="float" office:value="12.648249" calcext:value-type="float">
            <text:p>12.648249</text:p>
          </table:table-cell>
          <table:table-cell office:value-type="float" office:value="6.262056" calcext:value-type="float">
            <text:p>6.2620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7</text:p>
          </table:table-cell>
          <table:table-cell office:value-type="float" office:value="2.198318" calcext:value-type="float">
            <text:p>2.198318</text:p>
          </table:table-cell>
          <table:table-cell office:value-type="float" office:value="2.052071" calcext:value-type="float">
            <text:p>2.052071</text:p>
          </table:table-cell>
          <table:table-cell office:value-type="float" office:value="2.380821" calcext:value-type="float">
            <text:p>2.380821</text:p>
          </table:table-cell>
          <table:table-cell office:value-type="float" office:value="0.91417" calcext:value-type="float">
            <text:p>0.91417</text:p>
          </table:table-cell>
          <table:table-cell office:value-type="float" office:value="1.589193" calcext:value-type="float">
            <text:p>1.589193</text:p>
          </table:table-cell>
          <table:table-cell office:value-type="float" office:value="1.454364" calcext:value-type="float">
            <text:p>1.454364</text:p>
          </table:table-cell>
          <table:table-cell office:value-type="float" office:value="1.815655" calcext:value-type="float">
            <text:p>1.815655</text:p>
          </table:table-cell>
          <table:table-cell office:value-type="float" office:value="0.878104" calcext:value-type="float">
            <text:p>0.8781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8</text:p>
          </table:table-cell>
          <table:table-cell office:value-type="float" office:value="28.133576" calcext:value-type="float">
            <text:p>28.133576</text:p>
          </table:table-cell>
          <table:table-cell office:value-type="float" office:value="19.696143" calcext:value-type="float">
            <text:p>19.696143</text:p>
          </table:table-cell>
          <table:table-cell office:value-type="float" office:value="35.786648" calcext:value-type="float">
            <text:p>35.786648</text:p>
          </table:table-cell>
          <table:table-cell office:value-type="float" office:value="22.117551" calcext:value-type="float">
            <text:p>22.117551</text:p>
          </table:table-cell>
          <table:table-cell office:value-type="float" office:value="20.04783" calcext:value-type="float">
            <text:p>20.04783</text:p>
          </table:table-cell>
          <table:table-cell office:value-type="float" office:value="14.598664" calcext:value-type="float">
            <text:p>14.598664</text:p>
          </table:table-cell>
          <table:table-cell office:value-type="float" office:value="25.570402" calcext:value-type="float">
            <text:p>25.570402</text:p>
          </table:table-cell>
          <table:table-cell office:value-type="float" office:value="15.872303" calcext:value-type="float">
            <text:p>15.8723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9</text:p>
          </table:table-cell>
          <table:table-cell office:value-type="float" office:value="9.453833" calcext:value-type="float">
            <text:p>9.453833</text:p>
          </table:table-cell>
          <table:table-cell office:value-type="float" office:value="8.137432" calcext:value-type="float">
            <text:p>8.137432</text:p>
          </table:table-cell>
          <table:table-cell office:value-type="float" office:value="11.153095" calcext:value-type="float">
            <text:p>11.153095</text:p>
          </table:table-cell>
          <table:table-cell office:value-type="float" office:value="5.917481" calcext:value-type="float">
            <text:p>5.917481</text:p>
          </table:table-cell>
          <table:table-cell office:value-type="float" office:value="4.987244" calcext:value-type="float">
            <text:p>4.987244</text:p>
          </table:table-cell>
          <table:table-cell office:value-type="float" office:value="3.380868" calcext:value-type="float">
            <text:p>3.380868</text:p>
          </table:table-cell>
          <table:table-cell office:value-type="float" office:value="7.331784" calcext:value-type="float">
            <text:p>7.331784</text:p>
          </table:table-cell>
          <table:table-cell office:value-type="float" office:value="5.37424" calcext:value-type="float">
            <text:p>5.374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10</text:p>
          </table:table-cell>
          <table:table-cell office:value-type="float" office:value="7.596635" calcext:value-type="float">
            <text:p>7.596635</text:p>
          </table:table-cell>
          <table:table-cell office:value-type="float" office:value="7.374877" calcext:value-type="float">
            <text:p>7.374877</text:p>
          </table:table-cell>
          <table:table-cell office:value-type="float" office:value="8.80299" calcext:value-type="float">
            <text:p>8.80299</text:p>
          </table:table-cell>
          <table:table-cell office:value-type="float" office:value="4.447896" calcext:value-type="float">
            <text:p>4.447896</text:p>
          </table:table-cell>
          <table:table-cell office:value-type="float" office:value="5.849567" calcext:value-type="float">
            <text:p>5.849567</text:p>
          </table:table-cell>
          <table:table-cell office:value-type="float" office:value="5.011262" calcext:value-type="float">
            <text:p>5.011262</text:p>
          </table:table-cell>
          <table:table-cell office:value-type="float" office:value="6.640346" calcext:value-type="float">
            <text:p>6.640346</text:p>
          </table:table-cell>
          <table:table-cell office:value-type="float" office:value="3.142731" calcext:value-type="float">
            <text:p>3.142731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PE rotational</text:p>
          </table:table-cell>
          <table:table-cell/>
          <table:table-cell office:value-type="string" calcext:value-type="string">
            <text:p>ORB-SLAM3</text:p>
          </table:table-cell>
          <table:table-cell table:number-columns-repeated="3"/>
          <table:table-cell office:value-type="string" calcext:value-type="string">
            <text:p>ORB-SLAM3-YOLOv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quenc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xyz</text:p>
          </table:table-cell>
          <table:table-cell office:value-type="float" office:value="0.008411" calcext:value-type="float">
            <text:p>0.008411</text:p>
          </table:table-cell>
          <table:table-cell office:value-type="float" office:value="0.005997" calcext:value-type="float">
            <text:p>0.005997</text:p>
          </table:table-cell>
          <table:table-cell office:value-type="float" office:value="0.031377" calcext:value-type="float">
            <text:p>0.031377</text:p>
          </table:table-cell>
          <table:table-cell office:value-type="float" office:value="0.030228" calcext:value-type="float">
            <text:p>0.030228</text:p>
          </table:table-cell>
          <table:table-cell office:value-type="float" office:value="0.006911" calcext:value-type="float">
            <text:p>0.006911</text:p>
          </table:table-cell>
          <table:table-cell office:value-type="float" office:value="0.005648" calcext:value-type="float">
            <text:p>0.005648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06893" calcext:value-type="float">
            <text:p>0.0068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rpy</text:p>
          </table:table-cell>
          <table:table-cell office:value-type="float" office:value="0.011276" calcext:value-type="float">
            <text:p>0.011276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.049956" calcext:value-type="float">
            <text:p>0.049956</text:p>
          </table:table-cell>
          <table:table-cell office:value-type="float" office:value="0.048667" calcext:value-type="float">
            <text:p>0.048667</text:p>
          </table:table-cell>
          <table:table-cell office:value-type="float" office:value="0.008574" calcext:value-type="float">
            <text:p>0.008574</text:p>
          </table:table-cell>
          <table:table-cell office:value-type="float" office:value="0.006614" calcext:value-type="float">
            <text:p>0.006614</text:p>
          </table:table-cell>
          <table:table-cell office:value-type="float" office:value="0.017283" calcext:value-type="float">
            <text:p>0.017283</text:p>
          </table:table-cell>
          <table:table-cell office:value-type="float" office:value="0.015006" calcext:value-type="float">
            <text:p>0.0150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halfsphere</text:p>
          </table:table-cell>
          <table:table-cell office:value-type="float" office:value="0.012352" calcext:value-type="float">
            <text:p>0.012352</text:p>
          </table:table-cell>
          <table:table-cell office:value-type="float" office:value="0.007168" calcext:value-type="float">
            <text:p>0.007168</text:p>
          </table:table-cell>
          <table:table-cell office:value-type="float" office:value="0.073225" calcext:value-type="float">
            <text:p>0.073225</text:p>
          </table:table-cell>
          <table:table-cell office:value-type="float" office:value="0.072176" calcext:value-type="float">
            <text:p>0.072176</text:p>
          </table:table-cell>
          <table:table-cell office:value-type="float" office:value="0.011912" calcext:value-type="float">
            <text:p>0.011912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8382" calcext:value-type="float">
            <text:p>0.0283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static</text:p>
          </table:table-cell>
          <table:table-cell office:value-type="float" office:value="0.005044" calcext:value-type="float">
            <text:p>0.005044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.006136" calcext:value-type="float">
            <text:p>0.006136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35468" calcext:value-type="float">
            <text:p>0.035468</text:p>
          </table:table-cell>
          <table:table-cell office:value-type="float" office:value="0.035034" calcext:value-type="float">
            <text:p>0.0350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sitting_xy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r3_sitting_halfsphere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ORB-SLAM3</text:p>
          </table:table-cell>
          <table:table-cell table:number-columns-repeated="3"/>
          <table:table-cell office:value-type="string" calcext:value-type="string">
            <text:p>ORB-SLAM3-YOLOv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quenc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0</text:p>
          </table:table-cell>
          <table:table-cell office:value-type="float" office:value="0.002557" calcext:value-type="float">
            <text:p>0.002557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006816" calcext:value-type="float">
            <text:p>0.006816</text:p>
          </table:table-cell>
          <table:table-cell office:value-type="float" office:value="0.006318" calcext:value-type="float">
            <text:p>0.006318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.001602" calcext:value-type="float">
            <text:p>0.001602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0.005861" calcext:value-type="float">
            <text:p>0.0058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2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.001337" calcext:value-type="float">
            <text:p>0.001337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0.002263" calcext:value-type="float">
            <text:p>0.002263</text:p>
          </table:table-cell>
          <table:table-cell office:value-type="float" office:value="0.001451" calcext:value-type="float">
            <text:p>0.001451</text:p>
          </table:table-cell>
          <table:table-cell office:value-type="float" office:value="0.007196" calcext:value-type="float">
            <text:p>0.007196</text:p>
          </table:table-cell>
          <table:table-cell office:value-type="float" office:value="0.006831" calcext:value-type="float">
            <text:p>0.0068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3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0.002145" calcext:value-type="float">
            <text:p>0.0021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4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0643" calcext:value-type="float">
            <text:p>0.0006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5</text:p>
          </table:table-cell>
          <table:table-cell office:value-type="float" office:value="0.001343" calcext:value-type="float">
            <text:p>0.00134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1447" calcext:value-type="float">
            <text:p>0.001447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2974" calcext:value-type="float">
            <text:p>0.002974</text:p>
          </table:table-cell>
          <table:table-cell office:value-type="float" office:value="0.002598" calcext:value-type="float">
            <text:p>0.0025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6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.000894" calcext:value-type="float">
            <text:p>0.0008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7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1613" calcext:value-type="float">
            <text:p>0.001613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1352" calcext:value-type="float">
            <text:p>0.001352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.000786" calcext:value-type="float">
            <text:p>0.0007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8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632" calcext:value-type="float">
            <text:p>0.001632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0.001297" calcext:value-type="float">
            <text:p>0.001297</text:p>
          </table:table-cell>
          <table:table-cell office:value-type="float" office:value="0.001719" calcext:value-type="float">
            <text:p>0.001719</text:p>
          </table:table-cell>
          <table:table-cell office:value-type="float" office:value="0.000886" calcext:value-type="float">
            <text:p>0.0008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9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2997" calcext:value-type="float">
            <text:p>0.002997</text:p>
          </table:table-cell>
          <table:table-cell office:value-type="float" office:value="0.002733" calcext:value-type="float">
            <text:p>0.0027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1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0862" calcext:value-type="float">
            <text:p>0.000862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PE translation</text:p>
          </table:table-cell>
          <table:table-cell/>
          <table:table-cell office:value-type="string" calcext:value-type="string">
            <text:p>ORB-SLAM3</text:p>
          </table:table-cell>
          <table:table-cell table:number-columns-repeated="3"/>
          <table:table-cell office:value-type="string" calcext:value-type="string">
            <text:p>ORB-SLAM3-YOLOv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quenc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xyz</text:p>
          </table:table-cell>
          <table:table-cell office:value-type="float" office:value="0.008984" calcext:value-type="float">
            <text:p>0.008984</text:p>
          </table:table-cell>
          <table:table-cell office:value-type="float" office:value="0.006834" calcext:value-type="float">
            <text:p>0.006834</text:p>
          </table:table-cell>
          <table:table-cell office:value-type="float" office:value="0.012846" calcext:value-type="float">
            <text:p>0.012846</text:p>
          </table:table-cell>
          <table:table-cell office:value-type="float" office:value="0.009182" calcext:value-type="float">
            <text:p>0.009182</text:p>
          </table:table-cell>
          <table:table-cell office:value-type="float" office:value="0.011337" calcext:value-type="float">
            <text:p>0.011337</text:p>
          </table:table-cell>
          <table:table-cell office:value-type="float" office:value="0.009434" calcext:value-type="float">
            <text:p>0.009434</text:p>
          </table:table-cell>
          <table:table-cell office:value-type="float" office:value="0.013683" calcext:value-type="float">
            <text:p>0.013683</text:p>
          </table:table-cell>
          <table:table-cell office:value-type="float" office:value="0.007661" calcext:value-type="float">
            <text:p>0.0076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rpy</text:p>
          </table:table-cell>
          <table:table-cell office:value-type="float" office:value="0.004343" calcext:value-type="float">
            <text:p>0.004343</text:p>
          </table:table-cell>
          <table:table-cell office:value-type="float" office:value="0.002334" calcext:value-type="float">
            <text:p>0.002334</text:p>
          </table:table-cell>
          <table:table-cell office:value-type="float" office:value="0.013782" calcext:value-type="float">
            <text:p>0.013782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0.011602" calcext:value-type="float">
            <text:p>0.011602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33485" calcext:value-type="float">
            <text:p>0.33485</text:p>
          </table:table-cell>
          <table:table-cell office:value-type="float" office:value="0.031411" calcext:value-type="float">
            <text:p>0.0314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halfsphere</text:p>
          </table:table-cell>
          <table:table-cell office:value-type="float" office:value="0.011846" calcext:value-type="float">
            <text:p>0.011846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6117" calcext:value-type="float">
            <text:p>0.06117</text:p>
          </table:table-cell>
          <table:table-cell office:value-type="float" office:value="0.060012" calcext:value-type="float">
            <text:p>0.060012</text:p>
          </table:table-cell>
          <table:table-cell office:value-type="float" office:value="0.009529" calcext:value-type="float">
            <text:p>0.009529</text:p>
          </table:table-cell>
          <table:table-cell office:value-type="float" office:value="0.008528" calcext:value-type="float">
            <text:p>0.008528</text:p>
          </table:table-cell>
          <table:table-cell office:value-type="float" office:value="0.23543" calcext:value-type="float">
            <text:p>0.23543</text:p>
          </table:table-cell>
          <table:table-cell office:value-type="float" office:value="0.021529" calcext:value-type="float">
            <text:p>0.0215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walking_static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2201" calcext:value-type="float">
            <text:p>0.002201</text:p>
          </table:table-cell>
          <table:table-cell office:value-type="float" office:value="0.001912" calcext:value-type="float">
            <text:p>0.001912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2443" calcext:value-type="float">
            <text:p>0.002443</text:p>
          </table:table-cell>
          <table:table-cell office:value-type="float" office:value="0.002098" calcext:value-type="float">
            <text:p>0.0020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3_sitting_xy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r3_sitting_halfsphere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ORB-SLAM3</text:p>
          </table:table-cell>
          <table:table-cell table:number-columns-repeated="3"/>
          <table:table-cell office:value-type="string" calcext:value-type="string">
            <text:p>ORB-SLAM3-YOLOv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quenc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0</text:p>
          </table:table-cell>
          <table:table-cell office:value-type="float" office:value="0.139837" calcext:value-type="float">
            <text:p>0.139837</text:p>
          </table:table-cell>
          <table:table-cell office:value-type="float" office:value="0.107486" calcext:value-type="float">
            <text:p>0.107486</text:p>
          </table:table-cell>
          <table:table-cell office:value-type="float" office:value="0.241424" calcext:value-type="float">
            <text:p>0.241424</text:p>
          </table:table-cell>
          <table:table-cell office:value-type="float" office:value="0.196802" calcext:value-type="float">
            <text:p>0.196802</text:p>
          </table:table-cell>
          <table:table-cell office:value-type="float" office:value="0.152486" calcext:value-type="float">
            <text:p>0.152486</text:p>
          </table:table-cell>
          <table:table-cell office:value-type="float" office:value="0.115498" calcext:value-type="float">
            <text:p>0.115498</text:p>
          </table:table-cell>
          <table:table-cell office:value-type="float" office:value="0.237626" calcext:value-type="float">
            <text:p>0.237626</text:p>
          </table:table-cell>
          <table:table-cell office:value-type="float" office:value="0.182247" calcext:value-type="float">
            <text:p>0.1822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2</text:p>
          </table:table-cell>
          <table:table-cell office:value-type="float" office:value="0.195891" calcext:value-type="float">
            <text:p>0.195891</text:p>
          </table:table-cell>
          <table:table-cell office:value-type="float" office:value="0.17027" calcext:value-type="float">
            <text:p>0.17027</text:p>
          </table:table-cell>
          <table:table-cell office:value-type="float" office:value="0.239568" calcext:value-type="float">
            <text:p>0.239568</text:p>
          </table:table-cell>
          <table:table-cell office:value-type="float" office:value="0.137911" calcext:value-type="float">
            <text:p>0.137911</text:p>
          </table:table-cell>
          <table:table-cell office:value-type="float" office:value="0.37453" calcext:value-type="float">
            <text:p>0.37453</text:p>
          </table:table-cell>
          <table:table-cell office:value-type="float" office:value="0.211571" calcext:value-type="float">
            <text:p>0.211571</text:p>
          </table:table-cell>
          <table:table-cell office:value-type="float" office:value="2.664883" calcext:value-type="float">
            <text:p>2.664883</text:p>
          </table:table-cell>
          <table:table-cell office:value-type="float" office:value="2.638433" calcext:value-type="float">
            <text:p>2.638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3</text:p>
          </table:table-cell>
          <table:table-cell office:value-type="float" office:value="0.58048" calcext:value-type="float">
            <text:p>0.58048</text:p>
          </table:table-cell>
          <table:table-cell office:value-type="float" office:value="0.052305" calcext:value-type="float">
            <text:p>0.052305</text:p>
          </table:table-cell>
          <table:table-cell office:value-type="float" office:value="0.067731" calcext:value-type="float">
            <text:p>0.067731</text:p>
          </table:table-cell>
          <table:table-cell office:value-type="float" office:value="0.034899" calcext:value-type="float">
            <text:p>0.034899</text:p>
          </table:table-cell>
          <table:table-cell office:value-type="float" office:value="0.095864" calcext:value-type="float">
            <text:p>0.095864</text:p>
          </table:table-cell>
          <table:table-cell office:value-type="float" office:value="0.063446" calcext:value-type="float">
            <text:p>0.063446</text:p>
          </table:table-cell>
          <table:table-cell office:value-type="float" office:value="0.209959" calcext:value-type="float">
            <text:p>0.209959</text:p>
          </table:table-cell>
          <table:table-cell office:value-type="float" office:value="0.186796" calcext:value-type="float">
            <text:p>0.1867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4</text:p>
          </table:table-cell>
          <table:table-cell office:value-type="float" office:value="0.158683" calcext:value-type="float">
            <text:p>0.158683</text:p>
          </table:table-cell>
          <table:table-cell office:value-type="float" office:value="0.16963" calcext:value-type="float">
            <text:p>0.16963</text:p>
          </table:table-cell>
          <table:table-cell office:value-type="float" office:value="0.184133" calcext:value-type="float">
            <text:p>0.184133</text:p>
          </table:table-cell>
          <table:table-cell office:value-type="float" office:value="0.093405" calcext:value-type="float">
            <text:p>0.093405</text:p>
          </table:table-cell>
          <table:table-cell office:value-type="float" office:value="0.120867" calcext:value-type="float">
            <text:p>0.120867</text:p>
          </table:table-cell>
          <table:table-cell office:value-type="float" office:value="0.105678" calcext:value-type="float">
            <text:p>0.105678</text:p>
          </table:table-cell>
          <table:table-cell office:value-type="float" office:value="0.144824" calcext:value-type="float">
            <text:p>0.144824</text:p>
          </table:table-cell>
          <table:table-cell office:value-type="float" office:value="0.079781" calcext:value-type="float">
            <text:p>0.0797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5</text:p>
          </table:table-cell>
          <table:table-cell office:value-type="float" office:value="0.10055" calcext:value-type="float">
            <text:p>0.10055</text:p>
          </table:table-cell>
          <table:table-cell office:value-type="float" office:value="0.078958" calcext:value-type="float">
            <text:p>0.078958</text:p>
          </table:table-cell>
          <table:table-cell office:value-type="float" office:value="0.25981" calcext:value-type="float">
            <text:p>0.25981</text:p>
          </table:table-cell>
          <table:table-cell office:value-type="float" office:value="0.239564" calcext:value-type="float">
            <text:p>0.239564</text:p>
          </table:table-cell>
          <table:table-cell office:value-type="float" office:value="0.100653" calcext:value-type="float">
            <text:p>0.100653</text:p>
          </table:table-cell>
          <table:table-cell office:value-type="float" office:value="0.081764" calcext:value-type="float">
            <text:p>0.081764</text:p>
          </table:table-cell>
          <table:table-cell office:value-type="float" office:value="0.147765" calcext:value-type="float">
            <text:p>0.147765</text:p>
          </table:table-cell>
          <table:table-cell office:value-type="float" office:value="0.108183" calcext:value-type="float">
            <text:p>0.1081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6</text:p>
          </table:table-cell>
          <table:table-cell office:value-type="float" office:value="0.366711" calcext:value-type="float">
            <text:p>0.366711</text:p>
          </table:table-cell>
          <table:table-cell office:value-type="float" office:value="0.247997" calcext:value-type="float">
            <text:p>0.247997</text:p>
          </table:table-cell>
          <table:table-cell office:value-type="float" office:value="0.674639" calcext:value-type="float">
            <text:p>0.674639</text:p>
          </table:table-cell>
          <table:table-cell office:value-type="float" office:value="0.566269" calcext:value-type="float">
            <text:p>0.566269</text:p>
          </table:table-cell>
          <table:table-cell office:value-type="float" office:value="0.287849" calcext:value-type="float">
            <text:p>0.287849</text:p>
          </table:table-cell>
          <table:table-cell office:value-type="float" office:value="0.238488" calcext:value-type="float">
            <text:p>0.238488</text:p>
          </table:table-cell>
          <table:table-cell office:value-type="float" office:value="0.466038" calcext:value-type="float">
            <text:p>0.466038</text:p>
          </table:table-cell>
          <table:table-cell office:value-type="float" office:value="0.366517" calcext:value-type="float">
            <text:p>0.3665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7</text:p>
          </table:table-cell>
          <table:table-cell office:value-type="float" office:value="0.090855" calcext:value-type="float">
            <text:p>0.090855</text:p>
          </table:table-cell>
          <table:table-cell office:value-type="float" office:value="0.070847" calcext:value-type="float">
            <text:p>0.070847</text:p>
          </table:table-cell>
          <table:table-cell office:value-type="float" office:value="0.116601" calcext:value-type="float">
            <text:p>0.116601</text:p>
          </table:table-cell>
          <table:table-cell office:value-type="float" office:value="0.073083" calcext:value-type="float">
            <text:p>0.073083</text:p>
          </table:table-cell>
          <table:table-cell office:value-type="float" office:value="0.08001" calcext:value-type="float">
            <text:p>0.08001</text:p>
          </table:table-cell>
          <table:table-cell office:value-type="float" office:value="0.070152" calcext:value-type="float">
            <text:p>0.070152</text:p>
          </table:table-cell>
          <table:table-cell office:value-type="float" office:value="0.09609" calcext:value-type="float">
            <text:p>0.09609</text:p>
          </table:table-cell>
          <table:table-cell office:value-type="float" office:value="0.053213" calcext:value-type="float">
            <text:p>0.0532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8</text:p>
          </table:table-cell>
          <table:table-cell office:value-type="float" office:value="0.394339" calcext:value-type="float">
            <text:p>0.394339</text:p>
          </table:table-cell>
          <table:table-cell office:value-type="float" office:value="0.266188" calcext:value-type="float">
            <text:p>0.266188</text:p>
          </table:table-cell>
          <table:table-cell office:value-type="float" office:value="0.517031" calcext:value-type="float">
            <text:p>0.517031</text:p>
          </table:table-cell>
          <table:table-cell office:value-type="float" office:value="0.334392" calcext:value-type="float">
            <text:p>0.334392</text:p>
          </table:table-cell>
          <table:table-cell office:value-type="float" office:value="0.281644" calcext:value-type="float">
            <text:p>0.281644</text:p>
          </table:table-cell>
          <table:table-cell office:value-type="float" office:value="0.197262" calcext:value-type="float">
            <text:p>0.197262</text:p>
          </table:table-cell>
          <table:table-cell office:value-type="float" office:value="0.376728" calcext:value-type="float">
            <text:p>0.376728</text:p>
          </table:table-cell>
          <table:table-cell office:value-type="float" office:value="0.250201" calcext:value-type="float">
            <text:p>0.250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09</text:p>
          </table:table-cell>
          <table:table-cell office:value-type="float" office:value="0.21531" calcext:value-type="float">
            <text:p>0.21531</text:p>
          </table:table-cell>
          <table:table-cell office:value-type="float" office:value="0.10882" calcext:value-type="float">
            <text:p>0.10882</text:p>
          </table:table-cell>
          <table:table-cell office:value-type="float" office:value="1.64255" calcext:value-type="float">
            <text:p>1.64255</text:p>
          </table:table-cell>
          <table:table-cell office:value-type="float" office:value="1.628377" calcext:value-type="float">
            <text:p>1.628377</text:p>
          </table:table-cell>
          <table:table-cell office:value-type="float" office:value="0.126142" calcext:value-type="float">
            <text:p>0.126142</text:p>
          </table:table-cell>
          <table:table-cell office:value-type="float" office:value="0.043804" calcext:value-type="float">
            <text:p>0.043804</text:p>
          </table:table-cell>
          <table:table-cell office:value-type="float" office:value="1.198458" calcext:value-type="float">
            <text:p>1.198458</text:p>
          </table:table-cell>
          <table:table-cell office:value-type="float" office:value="1.191801" calcext:value-type="float">
            <text:p>1.1918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TI10</text:p>
          </table:table-cell>
          <table:table-cell office:value-type="float" office:value="0.125802" calcext:value-type="float">
            <text:p>0.125802</text:p>
          </table:table-cell>
          <table:table-cell office:value-type="float" office:value="0.094999" calcext:value-type="float">
            <text:p>0.094999</text:p>
          </table:table-cell>
          <table:table-cell office:value-type="float" office:value="0.163135" calcext:value-type="float">
            <text:p>0.163135</text:p>
          </table:table-cell>
          <table:table-cell office:value-type="float" office:value="0.10386" calcext:value-type="float">
            <text:p>0.10386</text:p>
          </table:table-cell>
          <table:table-cell office:value-type="float" office:value="0.101342" calcext:value-type="float">
            <text:p>0.101342</text:p>
          </table:table-cell>
          <table:table-cell office:value-type="float" office:value="0.073819" calcext:value-type="float">
            <text:p>0.073819</text:p>
          </table:table-cell>
          <table:table-cell office:value-type="float" office:value="0.127524" calcext:value-type="float">
            <text:p>0.127524</text:p>
          </table:table-cell>
          <table:table-cell office:value-type="float" office:value="0.077409" calcext:value-type="float">
            <text:p>0.077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1">0000/00/00</text:date>, <text:time style:data-style-name="N2" text:time-value="22:27:22.16770993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22:25:00.838310509</meta:creation-date>
    <meta:generator>LibreOffice/5.1.6.2$Linux_X86_64 LibreOffice_project/10m0$Build-2</meta:generator>
    <dc:date>2021-09-21T01:43:30.675729564</dc:date>
    <meta:editing-duration>PT44M</meta:editing-duration>
    <meta:editing-cycles>10</meta:editing-cycles>
    <meta:document-statistic meta:table-count="1" meta:cell-count="453" meta:object-count="0"/>
  </office:meta>
</office:document-meta>
</file>